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0066ff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66ccff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="solid" draw:fill-color="#66ccff" draw:opacity="50%" draw:opacity-name="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66ccff" draw:opacity="50%" draw:opacity-name="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99ff66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8cm" draw:marker-end-width="0.358cm" draw:fill-color="#99ff66" draw:opacity="50%" draw:opacity-name="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0000" draw:marker-start-width="0.358cm" draw:marker-end-width="0.358cm" draw:fill-color="#99ff66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58cm" draw:marker-end-width="0.358cm" draw:fill-color="#9900ff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0000" draw:marker-start-width="0.358cm" draw:marker-end-width="0.358cm" draw:fill-color="#9900ff" draw:opacity="50%" draw:opacity-name="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000000" draw:marker-start-width="0.358cm" draw:marker-end-width="0.358cm" draw:fill-color="#ff3300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000000" draw:marker-start-width="0.358cm" draw:marker-end-width="0.358cm" draw:fill-color="#ff3300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ffffff" draw:marker-start-width="0.358cm" draw:marker-end-width="0.358cm" draw:fill-color="#ffffff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4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6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7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cm" svg:y="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7cm" svg:y="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8cm" svg:y="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9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0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1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1cm" svg:y="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1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1cm" svg:y="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2cm" svg:y="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3cm" svg:y="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4cm" svg:y="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2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3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4cm" svg:y="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2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13cm" svg:y="8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4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2cm" svg:y="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3cm" svg:y="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4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15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16cm" svg:y="10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15cm" svg:y="1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15cm" svg:y="1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16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1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16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15cm" svg:y="1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16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17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2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1cm" svg:x="17cm" svg:y="15cm">
          <text:p text:style-name="P1">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6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4cm" svg:y="1.9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5cm" svg:y="1.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6cm" svg:y="1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7cm" svg:y="1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8cm" svg:y="1.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9cm" svg:y="1.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10cm" svg:y="1.9cm"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cm" svg:height="1cm" svg:x="11cm" svg:y="1.9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12cm" svg:y="1.9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13cm" svg:y="1.9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14cm" svg:y="1.9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15cm" svg:y="1.9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16cm" svg:y="1.9cm">
          <text:p text:style-name="P1">12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1" draw:layer="layout" svg:width="1cm" svg:height="1cm" svg:x="17cm" svg:y="1.9cm">
          <text:p text:style-name="P1">F</text:p>
          <draw:enhanced-geometry svg:viewBox="0 0 21600 21600" draw:type="rectangle" draw:enhanced-path="M 0 0 L 21600 0 21600 21600 0 21600 0 0 Z N"/>
        </draw:custom-shape>
        <draw:frame draw:style-name="gr14" draw:layer="layout" svg:width="0.502cm" svg:height="0.962cm" svg:x="6.6cm" svg:y="2cm">
          <draw:text-box>
            <text:p/>
          </draw:text-box>
        </draw:frame>
        <draw:custom-shape draw:style-name="gr13" draw:text-style-name="P1" draw:layer="layout" svg:width="1cm" svg:height="1cm" svg:x="2.9cm" svg:y="3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2.9cm" svg:y="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2.9cm" svg:y="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2.9cm" svg:y="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2.9cm" svg:y="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2.9cm" svg:y="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2.9cm" svg:y="9cm"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cm" svg:height="1cm" svg:x="2.9cm" svg:y="10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2.9cm" svg:y="11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2.9cm" svg:y="12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2.9cm" svg:y="13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2.9cm" svg:y="14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2.9cm" svg:y="15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2.9cm" svg:y="16cm">
          <text:p text:style-name="P1">F</text:p>
          <draw:enhanced-geometry svg:viewBox="0 0 21600 21600" draw:type="rectangle" draw:enhanced-path="M 0 0 L 21600 0 21600 21600 0 21600 0 0 Z N"/>
        </draw:custom-shape>
        <draw:frame draw:style-name="gr14" draw:layer="layout" svg:width="0.502cm" svg:height="0.962cm" svg:x="7.2cm" svg:y="1.5cm">
          <draw:text-box>
            <text:p/>
          </draw:text-box>
        </draw:frame>
        <draw:custom-shape draw:style-name="gr2" draw:text-style-name="P1" draw:layer="layout" svg:width="1cm" svg:height="1cm" svg:x="21.9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2.9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2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26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7cm" svg:y="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8cm" svg:y="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25cm" svg:y="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26cm" svg:y="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27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28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1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1cm" svg:y="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1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1cm" svg:y="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2cm" svg:y="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3cm" svg:y="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4cm" svg:y="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2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3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4cm" svg:y="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2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23cm" svg:y="8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4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2cm" svg:y="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3cm" svg:y="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4cm" svg:y="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26cm" svg:y="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27cm" svg:y="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26cm" svg:y="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26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27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27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26cm" svg:y="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27cm" svg:y="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9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cm" svg:height="1cm" svg:x="29cm" svg:y="8cm">
          <text:p text:style-name="P1">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21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2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23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24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5cm" svg:y="1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cm" svg:y="1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27cm" svg:y="1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28cm" svg:y="1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29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21cm" svg:y="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2cm" svg:y="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3cm" svg:y="1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4cm" svg:y="1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5cm" svg:y="1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6cm" svg:y="1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7cm" svg:y="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8cm" svg:y="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9cm" svg:y="1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1cm" svg:y="1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2cm" svg:y="1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23cm" svg:y="15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4cm" svg:y="1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5cm" svg:y="1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6cm" svg:y="1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7cm" svg:y="1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8cm" svg:y="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29cm" svg:y="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21cm" svg:y="1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22cm" svg:y="1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23cm" svg:y="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24cm" svg:y="1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25cm" svg:y="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26cm" svg:y="1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27cm" svg:y="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cm" svg:height="1cm" svg:x="29cm" svg:y="16cm">
          <text:p text:style-name="P1">*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25.5cm" svg:y1="10.6cm" svg:x2="25.5cm" svg:y2="12.5cm">
          <text:p/>
        </draw:line>
        <draw:line draw:style-name="gr15" draw:text-style-name="P1" draw:layer="layout" svg:x1="18.6cm" svg:y1="6.5cm" svg:x2="20.5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.7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dim Nazarov</meta:initial-creator>
    <meta:creation-date>2017-10-15T19:50:42</meta:creation-date>
    <dc:date>2017-10-15T20:33:23</dc:date>
    <dc:creator>Vadim Nazarov</dc:creator>
    <meta:editing-duration>PT27M20S</meta:editing-duration>
    <meta:editing-cycles>8</meta:editing-cycles>
    <meta:generator>OpenOffice/4.1.3$Unix OpenOffice.org_project/413m1$Build-9783</meta:generator>
    <meta:document-statistic meta:object-count="300"/>
  </office:meta>
</office:document-meta>
</file>